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visões" style:family="table">
      <style:table-properties style:width="16.801cm" style:rel-width="100%" table:align="left"/>
    </style:style>
    <style:style style:name="Revisões.A" style:family="table-column">
      <style:table-column-properties style:column-width="2.378cm" style:rel-column-width="1332*"/>
    </style:style>
    <style:style style:name="Revisões.B" style:family="table-column">
      <style:table-column-properties style:column-width="1.639cm" style:rel-column-width="918*"/>
    </style:style>
    <style:style style:name="Revisões.C" style:family="table-column">
      <style:table-column-properties style:column-width="8.585cm" style:rel-column-width="4809*"/>
    </style:style>
    <style:style style:name="Revisões.D" style:family="table-column">
      <style:table-column-properties style:column-width="4.198cm" style:rel-column-width="2352*"/>
    </style:style>
    <style:style style:name="Revisõ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Revisões.D1" style:family="table-cell">
      <style:table-cell-properties style:vertical-align="middle" fo:padding="0.097cm" fo:border="0.05pt solid #000000"/>
    </style:style>
    <style:style style:name="Revisões.A2" style:family="table-cell">
      <style:table-cell-properties fo:padding="0.097cm" fo:border-left="0.05pt solid #000000" fo:border-right="none" fo:border-top="none" fo:border-bottom="0.05pt solid #000000"/>
    </style:style>
    <style:style style:name="Revisões.B2" style:family="table-cell">
      <style:table-cell-properties fo:padding="0.097cm" fo:border-left="0.05pt solid #000000" fo:border-right="none" fo:border-top="none" fo:border-bottom="0.05pt solid #000000"/>
    </style:style>
    <style:style style:name="Revisões.C2" style:family="table-cell">
      <style:table-cell-properties fo:padding="0.097cm" fo:border-left="0.05pt solid #000000" fo:border-right="none" fo:border-top="none" fo:border-bottom="0.05pt solid #000000"/>
    </style:style>
    <style:style style:name="Revisõ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801cm" style:rel-width="100%" table:align="left"/>
    </style:style>
    <style:style style:name="Tabela1.A" style:family="table-column">
      <style:table-column-properties style:column-width="2.787cm" style:rel-column-width="1561*"/>
    </style:style>
    <style:style style:name="Tabela1.B" style:family="table-column">
      <style:table-column-properties style:column-width="14.014cm" style:rel-column-width="7850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077769" officeooo:paragraph-rsid="000777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officeooo:rsid="00086d9d" officeooo:paragraph-rsid="0029ed17" style:font-weight-asian="bold" style:font-weight-complex="bold"/>
    </style:style>
    <style:style style:name="P3" style:family="paragraph" style:parent-style-name="Table_20_Contents">
      <style:text-properties style:font-name="Arial" fo:font-weight="bold" officeooo:rsid="000a6b21" officeooo:paragraph-rsid="004430a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29ed17" officeooo:paragraph-rsid="0029f92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0f4391" officeooo:paragraph-rsid="000f4391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0f4391" officeooo:paragraph-rsid="000f4391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officeooo:rsid="00656a37" officeooo:paragraph-rsid="00656a37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" fo:font-size="24pt" fo:font-weight="bold" officeooo:rsid="00077769" officeooo:paragraph-rsid="00077769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Arial" fo:font-size="16pt" fo:font-weight="bold" officeooo:rsid="000ddf59" officeooo:paragraph-rsid="000ddf59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441fe5" officeooo:paragraph-rsid="00441fe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fo:color="#000000" style:font-name="Arial" fo:font-size="12pt" fo:font-weight="normal" officeooo:rsid="001606b6" officeooo:paragraph-rsid="001606b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fo:color="#000000" style:font-name="Arial" fo:font-size="12pt" fo:font-weight="normal" officeooo:rsid="001606b6" officeooo:paragraph-rsid="001dabf5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officeooo:rsid="002353a1" officeooo:paragraph-rsid="002353a1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2daa57" officeooo:paragraph-rsid="002daa57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423000" officeooo:paragraph-rsid="00423000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441fe5" officeooo:paragraph-rsid="00441fe5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7140b" officeooo:paragraph-rsid="0057140b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88ccd" officeooo:paragraph-rsid="00588ccd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font-size="12pt" fo:font-weight="bold" officeooo:rsid="00423000" officeooo:paragraph-rsid="004ab7eb" style:font-size-asian="10.5pt" style:font-weight-asian="bold" style:font-size-complex="12pt" style:font-weight-complex="bold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font-size="12pt" fo:font-weight="bold" officeooo:rsid="0073fbf2" officeooo:paragraph-rsid="0073fbf2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font-size="12pt" fo:font-weight="bold" officeooo:rsid="00791537" officeooo:paragraph-rsid="007d02f7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font-size="12pt" fo:font-style="normal" fo:font-weight="normal" officeooo:rsid="00588ccd" officeooo:paragraph-rsid="00588cc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line-height="150%" fo:text-align="center" style:justify-single-word="false"/>
      <style:text-properties style:font-name="Arial" fo:font-size="12pt" fo:font-style="normal" fo:font-weight="normal" officeooo:rsid="006b91d5" officeooo:paragraph-rsid="006b91d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fo:font-size="12pt" fo:font-weight="normal" officeooo:rsid="0035a071" officeooo:paragraph-rsid="0035a071" style:font-size-asian="10.5pt" style:font-weight-asian="normal" style:font-size-complex="12pt" style:font-weight-complex="normal"/>
    </style:style>
    <style:style style:name="P29" style:family="paragraph" style:parent-style-name="Text_20_body" style:master-page-name="">
      <style:paragraph-properties fo:margin-left="0cm" fo:margin-right="-0.026cm" fo:margin-top="0cm" fo:margin-bottom="0.212cm" style:contextual-spacing="false" fo:line-height="150%" fo:text-align="justify" style:justify-single-word="false" fo:text-indent="-0.026cm" style:auto-text-indent="false" style:page-number="auto"/>
      <style:text-properties fo:font-size="12pt" fo:font-weight="bold" officeooo:rsid="00423000" officeooo:paragraph-rsid="0075d667" style:font-size-asian="10.5pt" style:font-weight-asian="bold" style:font-size-complex="12pt" style:font-weight-complex="bold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 style:list-style-name="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fo:color="#000000" style:font-name="Arial" fo:font-size="12pt" fo:font-weight="normal" officeooo:rsid="001606b6" officeooo:paragraph-rsid="001dabf5" style:font-size-asian="12pt" style:font-weight-asian="normal" style:font-size-complex="12pt" style:font-weight-complex="normal"/>
    </style:style>
    <style:style style:name="P32" style:family="paragraph" style:parent-style-name="Standard" style:list-style-name="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fo:color="#000000" style:font-name="Arial" fo:font-size="12pt" fo:font-weight="normal" officeooo:rsid="001606b6" officeooo:paragraph-rsid="001dabf5" style:font-size-asian="12pt" style:font-weight-asian="normal" style:font-size-complex="12pt" style:font-weight-complex="normal"/>
    </style:style>
    <style:style style:name="P33" style:family="paragraph" style:parent-style-name="Standard" style:list-style-name="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officeooo:paragraph-rsid="001606b6"/>
    </style:style>
    <style:style style:name="P34" style:family="paragraph" style:parent-style-name="Standard" style:list-style-name="">
      <style:paragraph-properties fo:line-height="150%" fo:text-align="justify" style:justify-single-word="false" fo:background-color="transparent" style:shadow="none">
        <style:tab-stops/>
        <style:drop-cap/>
        <style:background-image/>
      </style:paragraph-properties>
      <style:text-properties officeooo:paragraph-rsid="001c13d2"/>
    </style:style>
    <style:style style:name="P35" style:family="paragraph" style:parent-style-name="Standard" style:list-style-name="" style:master-page-name="">
      <style:paragraph-properties fo:line-height="150%" fo:text-align="justify" style:justify-single-word="false" style:page-number="auto" fo:background-color="transparent" style:shadow="none">
        <style:tab-stops/>
        <style:drop-cap/>
        <style:background-image/>
      </style:paragraph-properties>
      <style:text-properties style:font-name="Arial" fo:font-size="16pt" fo:font-weight="bold" officeooo:rsid="0017f245" officeooo:paragraph-rsid="0017f245" style:font-size-asian="16pt" style:font-weight-asian="bold" style:font-size-complex="16pt" style:font-weight-complex="bold"/>
    </style:style>
    <style:style style:name="P36" style:family="paragraph" style:parent-style-name="Standard" style:list-style-name="">
      <style:paragraph-properties fo:line-height="150%" fo:text-align="justify" style:justify-single-word="false"/>
      <style:text-properties style:font-name="Arial" fo:font-size="14pt" fo:font-weight="bold" officeooo:rsid="002353a1" officeooo:paragraph-rsid="002353a1" style:font-size-asian="14pt" style:font-weight-asian="bold" style:font-size-complex="14pt" style:font-weight-complex="bold"/>
    </style:style>
    <style:style style:name="P37" style:family="paragraph" style:parent-style-name="Contents_20_1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39" style:family="paragraph" style:parent-style-name="Text_20_body" style:list-style-name="">
      <style:paragraph-properties fo:line-height="150%" fo:text-align="justify" style:justify-single-word="false"/>
      <style:text-properties fo:font-size="16pt" fo:font-weight="bold" officeooo:rsid="002daa57" officeooo:paragraph-rsid="002daa57" style:font-size-asian="16pt" style:font-weight-asian="bold" style:font-size-complex="16pt" style:font-weight-complex="bold"/>
    </style:style>
    <style:style style:name="P40" style:family="paragraph" style:parent-style-name="Text_20_body" style:list-style-name="">
      <style:paragraph-properties fo:line-height="150%" fo:text-align="justify" style:justify-single-word="false"/>
      <style:text-properties style:font-name="Arial" fo:font-size="12pt" fo:font-weight="normal" officeooo:rsid="002daa57" officeooo:paragraph-rsid="002daa57" style:font-size-asian="10.5pt" style:font-weight-asian="normal" style:font-size-complex="12pt" style:font-weight-complex="normal"/>
    </style:style>
    <style:style style:name="P41" style:family="paragraph" style:parent-style-name="Text_20_body" style:list-style-name="">
      <style:paragraph-properties fo:line-height="150%" fo:text-align="justify" style:justify-single-word="false"/>
      <style:text-properties style:font-name="Arial" fo:font-size="12pt" fo:font-weight="normal" officeooo:rsid="0034705e" officeooo:paragraph-rsid="0034705e" style:font-size-asian="10.5pt" style:font-weight-asian="normal" style:font-size-complex="12pt" style:font-weight-complex="normal"/>
    </style:style>
    <style:style style:name="P42" style:family="paragraph" style:parent-style-name="Text_20_body" style:list-style-name="">
      <style:paragraph-properties fo:line-height="150%" fo:text-align="justify" style:justify-single-word="false"/>
      <style:text-properties style:font-name="Arial" fo:font-size="12pt" fo:font-weight="normal" officeooo:rsid="003d335c" officeooo:paragraph-rsid="0035a071" style:font-size-asian="10.5pt" style:font-weight-asian="normal" style:font-size-complex="12pt" style:font-weight-complex="normal"/>
    </style:style>
    <style:style style:name="P43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weight="bold" officeooo:rsid="0034705e" officeooo:paragraph-rsid="0034705e" style:font-size-asian="14pt" style:font-weight-asian="bold" style:font-size-complex="14pt" style:font-weight-complex="bold"/>
    </style:style>
    <style:style style:name="P44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weight="bold" officeooo:rsid="0057140b" officeooo:paragraph-rsid="0057140b" style:font-size-asian="14pt" style:font-weight-asian="bold" style:font-size-complex="14pt" style:font-weight-complex="bold"/>
    </style:style>
    <style:style style:name="P45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weight="bold" officeooo:rsid="00588ccd" officeooo:paragraph-rsid="00588ccd" style:font-size-asian="14pt" style:font-weight-asian="bold" style:font-size-complex="14pt" style:font-weight-complex="bold"/>
    </style:style>
    <style:style style:name="P46" style:family="paragraph" style:parent-style-name="Text_20_body" style:list-style-name="">
      <style:paragraph-properties fo:line-height="150%" fo:text-align="justify" style:justify-single-word="false"/>
      <style:text-properties style:font-name="Arial" fo:font-size="14pt" fo:font-style="normal" fo:font-weight="bold" officeooo:rsid="0063dcf1" officeooo:paragraph-rsid="0063dcf1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Text_20_body" style:list-style-name="">
      <style:paragraph-properties fo:line-height="150%" fo:text-align="justify" style:justify-single-word="false"/>
      <style:text-properties fo:font-size="14pt" fo:font-weight="bold" officeooo:rsid="00423000" officeooo:paragraph-rsid="00423000" style:font-size-asian="14pt" style:font-weight-asian="bold" style:font-size-complex="14pt" style:font-weight-complex="bold"/>
    </style:style>
    <style:style style:name="T1" style:family="text">
      <style:text-properties officeooo:rsid="006c3a6f"/>
    </style:style>
    <style:style style:name="T2" style:family="text">
      <style:text-properties officeooo:rsid="006d32ae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6pt" fo:font-weight="bold" officeooo:rsid="001feb55" style:font-size-asian="16pt" style:font-weight-asian="bold" style:font-size-complex="16pt" style:font-weight-complex="bold"/>
    </style:style>
    <style:style style:name="T5" style:family="text">
      <style:text-properties fo:color="#000000" style:font-name="Arial" fo:font-size="14pt" fo:font-weight="bold" officeooo:rsid="001feb55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4pt" fo:font-weight="bold" officeooo:rsid="001c13d2" style:font-size-asian="14pt" style:font-weight-asian="bold" style:font-size-complex="14pt" style:font-weight-complex="bold"/>
    </style:style>
    <style:style style:name="T7" style:family="text">
      <style:text-properties fo:color="#000000" officeooo:rsid="00513680"/>
    </style:style>
    <style:style style:name="T8" style:family="text">
      <style:text-properties fo:color="#000000" officeooo:rsid="00526ca7"/>
    </style:style>
    <style:style style:name="T9" style:family="text">
      <style:text-properties fo:color="#000000" officeooo:rsid="005459e9"/>
    </style:style>
    <style:style style:name="T10" style:family="text">
      <style:text-properties fo:color="#000000" officeooo:rsid="0062ca43"/>
    </style:style>
    <style:style style:name="T11" style:family="text">
      <style:text-properties officeooo:rsid="001feb55"/>
    </style:style>
    <style:style style:name="T12" style:family="text">
      <style:text-properties officeooo:rsid="0022d6cf"/>
    </style:style>
    <style:style style:name="T13" style:family="text">
      <style:text-properties style:font-name="Arial"/>
    </style:style>
    <style:style style:name="T14" style:family="text">
      <style:text-properties style:font-name="Arial" officeooo:rsid="002353a1"/>
    </style:style>
    <style:style style:name="T15" style:family="text">
      <style:text-properties style:font-name="Arial" officeooo:rsid="0037826b"/>
    </style:style>
    <style:style style:name="T16" style:family="text">
      <style:text-properties style:font-name="Arial" officeooo:rsid="003d335c"/>
    </style:style>
    <style:style style:name="T17" style:family="text">
      <style:text-properties style:font-name="Arial" officeooo:rsid="0037826b" fo:background-color="#ffff00"/>
    </style:style>
    <style:style style:name="T18" style:family="text">
      <style:text-properties style:font-name="Arial" officeooo:rsid="00423f4b"/>
    </style:style>
    <style:style style:name="T19" style:family="text">
      <style:text-properties style:font-name="Arial" officeooo:rsid="0072551f"/>
    </style:style>
    <style:style style:name="T20" style:family="text">
      <style:text-properties style:font-name="Arial" officeooo:rsid="0073fbf2"/>
    </style:style>
    <style:style style:name="T21" style:family="text">
      <style:text-properties style:font-name="Arial" officeooo:rsid="004ab7eb"/>
    </style:style>
    <style:style style:name="T22" style:family="text">
      <style:text-properties style:font-name="Arial" officeooo:rsid="00766275"/>
    </style:style>
    <style:style style:name="T23" style:family="text">
      <style:text-properties style:font-name="Arial" officeooo:rsid="00780239"/>
    </style:style>
    <style:style style:name="T24" style:family="text">
      <style:text-properties style:font-name="Arial" fo:font-size="16pt" fo:font-weight="bold" officeooo:rsid="001606b6" style:font-size-asian="16pt" style:font-weight-asian="bold" style:font-size-complex="16pt" style:font-weight-complex="bold"/>
    </style:style>
    <style:style style:name="T25" style:family="text">
      <style:text-properties officeooo:rsid="00471285"/>
    </style:style>
    <style:style style:name="T26" style:family="text">
      <style:text-properties officeooo:rsid="0048dbfb"/>
    </style:style>
    <style:style style:name="T27" style:family="text">
      <style:text-properties officeooo:rsid="00423f4b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4ab7eb" style:font-weight-asian="normal" style:font-weight-complex="normal"/>
    </style:style>
    <style:style style:name="T30" style:family="text">
      <style:text-properties fo:font-weight="normal" officeooo:rsid="004b3993" style:font-weight-asian="normal" style:font-weight-complex="normal"/>
    </style:style>
    <style:style style:name="T31" style:family="text">
      <style:text-properties fo:font-weight="normal" officeooo:rsid="0072551f" style:font-weight-asian="normal" style:font-weight-complex="normal"/>
    </style:style>
    <style:style style:name="T32" style:family="text">
      <style:text-properties fo:font-weight="normal" officeooo:rsid="0073fbf2" style:font-weight-asian="normal" style:font-weight-complex="normal"/>
    </style:style>
    <style:style style:name="T33" style:family="text">
      <style:text-properties fo:font-weight="normal" officeooo:rsid="0079c6d4" style:font-weight-asian="normal" style:font-weight-complex="normal"/>
    </style:style>
    <style:style style:name="T34" style:family="text">
      <style:text-properties fo:font-weight="normal" officeooo:rsid="0060c956" fo:background-color="transparent" style:font-weight-asian="normal" style:font-weight-complex="normal"/>
    </style:style>
    <style:style style:name="T35" style:family="text">
      <style:text-properties fo:font-weight="normal" officeooo:rsid="004ab7eb" fo:background-color="transparent" style:font-weight-asian="normal" style:font-weight-complex="normal"/>
    </style:style>
    <style:style style:name="T36" style:family="text">
      <style:text-properties fo:font-weight="normal" officeooo:rsid="0072551f" fo:background-color="transparent" style:font-weight-asian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592ba5" style:font-style-asian="normal" style:font-style-complex="normal"/>
    </style:style>
    <style:style style:name="T40" style:family="text">
      <style:text-properties fo:font-style="normal" officeooo:rsid="005b5fe2" style:font-style-asian="normal" style:font-style-complex="normal"/>
    </style:style>
    <style:style style:name="T41" style:family="text">
      <style:text-properties officeooo:rsid="00593114"/>
    </style:style>
    <style:style style:name="T42" style:family="text">
      <style:text-properties officeooo:rsid="0072551f"/>
    </style:style>
    <style:style style:name="T43" style:family="text">
      <style:text-properties officeooo:rsid="004ab7eb"/>
    </style:style>
    <style:style style:name="T44" style:family="text">
      <style:text-properties officeooo:rsid="004ab7eb" fo:background-color="transparent"/>
    </style:style>
    <style:style style:name="T45" style:family="text">
      <style:text-properties officeooo:rsid="0072551f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SAD</text:p>
      <text:p text:style-name="P10">Plano de Gerência de Configuração</text:p>
      <text:p text:style-name="P10">Versão 1.0</text:p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1">Revisões</text:p>
      <text:p text:style-name="Standard"/>
      <table:table table:name="Revisões" table:style-name="Revisões">
        <table:table-column table:style-name="Revisões.A"/>
        <table:table-column table:style-name="Revisões.B"/>
        <table:table-column table:style-name="Revisões.C"/>
        <table:table-column table:style-name="Revisões.D"/>
        <table:table-row>
          <table:table-cell table:style-name="Revisões.A1" office:value-type="string">
            <text:p text:style-name="P5">Data</text:p>
          </table:table-cell>
          <table:table-cell table:style-name="Revisões.A1" office:value-type="string">
            <text:p text:style-name="P5">Versão</text:p>
          </table:table-cell>
          <table:table-cell table:style-name="Revisões.A1" office:value-type="string">
            <text:p text:style-name="P5">Descrição</text:p>
          </table:table-cell>
          <table:table-cell table:style-name="Revisões.D1" office:value-type="string">
            <text:p text:style-name="P5">Autor</text:p>
          </table:table-cell>
        </table:table-row>
        <table:table-row>
          <table:table-cell table:style-name="Revisões.A2" office:value-type="string">
            <text:p text:style-name="P6">01/09/2013</text:p>
          </table:table-cell>
          <table:table-cell table:style-name="Revisões.B2" office:value-type="string">
            <text:p text:style-name="P6">1.0</text:p>
          </table:table-cell>
          <table:table-cell table:style-name="Revisões.C2" office:value-type="string">
            <text:p text:style-name="P6">Criação do Plano de Gerência de Configuração</text:p>
          </table:table-cell>
          <table:table-cell table:style-name="Revisões.D2" office:value-type="string">
            <text:p text:style-name="P6">Gustavo Martins T. Borges</text:p>
          </table:table-cell>
        </table:table-row>
      </table:table>
      <text:p text:style-name="Standard"/>
      <text:p text:style-name="Standard"/>
      <text:p text:style-name="Standard"/>
      <text:p text:style-name="Standard"/>
      <text:table-of-content text:style-name="Sect1" text:protected="true" text:name="Sumário1">
        <text:table-of-content-source text:outline-level="10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7"><text:a xlink:type="simple" xlink:href="#__RefHeading__1910_1865946675" text:style-name="Index_20_Link" text:visited-style-name="Index_20_Link">1 Introdução<text:tab/>2</text:a></text:p>
          <text:p text:style-name="P37"><text:a xlink:type="simple" xlink:href="#__RefHeading__273_1260036094" text:style-name="Index_20_Link" text:visited-style-name="Index_20_Link">2 Propósito<text:tab/>3</text:a></text:p>
          <text:p text:style-name="P38"><text:a xlink:type="simple" xlink:href="#__RefHeading__289_810295433" text:style-name="Index_20_Link" text:visited-style-name="Index_20_Link"><text:s/>2.1 Público Alvo<text:tab/>3</text:a></text:p>
          <text:p text:style-name="P38"><text:a xlink:type="simple" xlink:href="#__RefHeading__381_810295433" text:style-name="Index_20_Link" text:visited-style-name="Index_20_Link"><text:s/>2.2 Escopo<text:tab/>3</text:a></text:p>
          <text:p text:style-name="P37"><text:a xlink:type="simple" xlink:href="#__RefHeading__419_810295433" text:style-name="Index_20_Link" text:visited-style-name="Index_20_Link">3 Identificação<text:tab/>3</text:a></text:p>
          <text:p text:style-name="P38"><text:a xlink:type="simple" xlink:href="#__RefHeading__435_810295433" text:style-name="Index_20_Link" text:visited-style-name="Index_20_Link"><text:s/>3.1 Itens de configuração<text:tab/>4</text:a></text:p>
          <text:p text:style-name="P38"><text:a xlink:type="simple" xlink:href="#__RefHeading__389_147354200" text:style-name="Index_20_Link" text:visited-style-name="Index_20_Link"><text:s/>3.2 Nomenclatura<text:tab/>4</text:a></text:p>
          <text:p text:style-name="P38"><text:a xlink:type="simple" xlink:href="#__RefHeading__506_147354200" text:style-name="Index_20_Link" text:visited-style-name="Index_20_Link"><text:s/>3.3 Criação dos itens<text:tab/>4</text:a></text:p>
          <text:p text:style-name="P38"><text:a xlink:type="simple" xlink:href="#__RefHeading__544_147354200" text:style-name="Index_20_Link" text:visited-style-name="Index_20_Link"><text:s/>3.4 Descontinuação dos itens<text:tab/>5</text:a></text:p>
          <text:p text:style-name="P38"><text:a xlink:type="simple" xlink:href="#__RefHeading__594_330504315" text:style-name="Index_20_Link" text:visited-style-name="Index_20_Link"><text:s/>3.5 Abreviaturas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3" text:outline-level="1"><text:bookmark-start text:name="__RefHeading__1910_1865946675"/><text:span text:style-name="T24">1 Introdução</text:span><text:bookmark-end text:name="__RefHeading__1910_1865946675"/></text:h>
      <text:h text:style-name="P31" text:outline-level="1"><text:soft-page-break/></text:h>
      <text:p text:style-name="P16"><text:bookmark-start text:name="__RefHeading__327_810295433"/>O plano de Gerência de Configuração estabelece e mantém a integridade dos códigos-fonte e demais artefatos do SAD, permitindo o acompanhamento durante todo o ciclo de vida do projeto, preservando o histórico de evolução do sistema. Auxiliando a gerenciar o estado dos itens de configuração, controlar as mudanças e rastrear modificações nos itens de configuração ao longo do tempo. <text:bookmark-end text:name="__RefHeading__327_810295433"/></text:p>
      <text:h text:style-name="P31" text:outline-level="1"/>
      <text:h text:style-name="P35" text:outline-level="1"><text:bookmark-start text:name="__RefHeading__273_1260036094"/><text:span text:style-name="T11">2</text:span> <text:span text:style-name="T12">Propósito</text:span><text:bookmark-end text:name="__RefHeading__273_1260036094"/></text:h>
      <text:p text:style-name="P15"/>
      <text:p text:style-name="P15">Este documento descreve a organização, nomenclatura e regras para o versionamento do projeto com a finalidade de se criar um padrão a ser seguido por todos os membros da equipe. Permitindo que se mantenha a integridade dos artefatos gerados. </text:p>
      <text:p text:style-name="P15"/>
      <text:h text:style-name="P34" text:outline-level="2"><text:bookmark-start text:name="__RefHeading__289_810295433"/><text:span text:style-name="T4"><text:tab/></text:span><text:span text:style-name="T5">2.1</text:span><text:span text:style-name="T6"> Público Alvo</text:span><text:bookmark-end text:name="__RefHeading__289_810295433"/></text:h>
      <text:p text:style-name="P14"/>
      <text:p text:style-name="P14">Este documento é destinado a todos os membros da equipe, bem como ao Solicitante, Equipe da Fábrica de Software do INF e usuários do sistema. </text:p>
      <text:p text:style-name="P14"/>
      <text:h text:style-name="P36" text:outline-level="2"><text:bookmark-start text:name="__RefHeading__381_810295433"/><text:tab/>2.2 Escopo<text:bookmark-end text:name="__RefHeading__381_810295433"/></text:h>
      <text:p text:style-name="P17"/>
      <text:p text:style-name="P17">O plano será mantido pela gerência de configuração durante todo o ciclo de vida, controlando os itens de configuração, as ferramentas utilizadas e os artefatos entregues ao longo do tempo.</text:p>
      <text:p text:style-name="P17"/>
      <text:h text:style-name="P39" text:outline-level="1"><text:bookmark-start text:name="__RefHeading__419_810295433"/><text:span text:style-name="T14">3 </text:span><text:span text:style-name="T13">Identificação</text:span><text:bookmark-end text:name="__RefHeading__419_810295433"/></text:h>
      <text:p text:style-name="P18"><text:bookmark-start text:name="__RefHeading__421_810295433"/>A baixo estão definidas as normas para a identificação dos itens de configuração.<text:bookmark-end text:name="__RefHeading__421_810295433"/></text:p>
      <text:h text:style-name="P40" text:outline-level="1"/>
      <text:h text:style-name="P43" text:outline-level="2"><text:bookmark-start text:name="__RefHeading__435_810295433"/><text:soft-page-break/><text:tab/>3.1 Itens de configuração<text:bookmark-end text:name="__RefHeading__435_810295433"/></text:h>
      <text:h text:style-name="P41" text:outline-level="2"/>
      <text:p text:style-name="P28"><text:bookmark-start text:name="__RefHeading__387_147354200"/><text:span text:style-name="T13">Elementos criados durante o desenvolvimento do projeto serão considerados itens de configuração, além de documentos que o Gerente de Configuração determinar como importantes. </text:span><text:span text:style-name="T15">As permissões de acesso estão definidas na sessão</text:span><text:span text:style-name="T17"> a baixo</text:span><text:span text:style-name="T15">. </text:span><text:span text:style-name="T16">Códigos-fonte não serão incluídos, uma vez que, já serão controlados pela ferramenta de versionamento.</text:span><text:bookmark-end text:name="__RefHeading__387_147354200"/></text:p>
      <text:h text:style-name="P42" text:outline-level="2"/>
      <text:h text:style-name="P47" text:outline-level="2"><text:bookmark-start text:name="__RefHeading__389_147354200"/><text:span text:style-name="T16"><text:tab/>3.</text:span><text:span text:style-name="T13">2 Nomenclatura</text:span><text:bookmark-end text:name="__RefHeading__389_147354200"/></text:h>
      <text:p text:style-name="P19"/>
      <text:p text:style-name="P19"><text:bookmark-start text:name="__RefHeading__391_147354200"/>Os <text:span text:style-name="T25">itens</text:span> do projeto <text:span text:style-name="T25">deverão conter</text:span> a seguinte nomenclatura:<text:bookmark-end text:name="__RefHeading__391_147354200"/></text:p>
      <text:p text:style-name="P29"><text:bookmark-start text:name="__RefHeading__393_147354200"/><text:span text:style-name="T13">&lt;SIGLA_PROJETO&gt;_</text:span><text:span text:style-name="T21">&lt;</text:span><text:span text:style-name="T20">SIGLA</text:span><text:span text:style-name="T22">_</text:span><text:span text:style-name="T20">AREA&gt;</text:span><text:span text:style-name="T13">_&lt;ABREVIATURA&gt;_&lt;</text:span><text:span text:style-name="T19">n</text:span><text:span text:style-name="T13">ome_</text:span><text:span text:style-name="T18">do_</text:span><text:span text:style-name="T19">a</text:span><text:span text:style-name="T18">rquivo</text:span><text:span text:style-name="T13">&gt;</text:span><text:span text:style-name="T23">&lt;versão&gt;</text:span><text:span text:style-name="T13">.&lt;</text:span><text:span text:style-name="T18">extensão</text:span><text:span text:style-name="T13">&gt;</text:span><text:bookmark-end text:name="__RefHeading__393_147354200"/></text:p>
      <text:p text:style-name="P20"><text:bookmark-start text:name="__RefHeading__395_147354200"/>Os campos <text:span text:style-name="T26">citados acima</text:span> deverão ser escritos sem espaços.<text:bookmark-end text:name="__RefHeading__395_147354200"/></text:p>
      <text:p text:style-name="P23">&lt;SIGLA_PROJETO&gt; <text:span text:style-name="T29">Sigla do projeto em desenvolvimento, </text:span><text:span text:style-name="T32">no caso</text:span><text:span text:style-name="T29"> </text:span><text:span text:style-name="T33">MAN</text:span><text:span text:style-name="T29">SAD.</text:span></text:p>
      <text:p text:style-name="P24"><text:span text:style-name="T43">&lt;</text:span>SIGLA_AREA&gt;<text:span text:style-name="T28"> Sigla da área relacionada, por exemplo GCO.</text:span></text:p>
      <text:p text:style-name="P23">&lt;ABREVIATURA &gt;<text:span text:style-name="T28"> </text:span><text:span text:style-name="T29">Abreviatura do item definida na sessão </text:span><text:span text:style-name="T34">3.5</text:span><text:span text:style-name="T35">.</text:span></text:p>
      <text:p text:style-name="P23">&lt;<text:span text:style-name="T42">n</text:span>ome_<text:span text:style-name="T27">do_arquivo</text:span>&gt;<text:span text:style-name="T28"> </text:span><text:span text:style-name="T29">Nome que descreve o arquivo criado, </text:span><text:span text:style-name="T31">utilizando letras minúsculas e sem acentuação.</text:span></text:p>
      <text:p text:style-name="P25"><text:span text:style-name="T44">&lt;</text:span><text:span text:style-name="T45">versão&gt;</text:span><text:span text:style-name="T36"> Versão atual do item.</text:span></text:p>
      <text:p text:style-name="P23">&lt;<text:span text:style-name="T27">extensão</text:span>&gt;<text:span text:style-name="T28"> </text:span><text:span text:style-name="T30">Extensão que está sendo utilizada.</text:span></text:p>
      <text:p text:style-name="P12"><text:bookmark-start text:name="__RefHeading__496_147354200"/><text:span text:style-name="T3">O Gerente de Configuração é responsável por checar a corret</text:span><text:span text:style-name="T7">ividade</text:span><text:span text:style-name="T3"> da nomenclatura. Em sua </text:span><text:span text:style-name="T9">ausência</text:span><text:span text:style-name="T3">, </text:span><text:span text:style-name="T7">deve</text:span><text:span text:style-name="T3"> comunicar </text:span><text:span text:style-name="T7">aos criadores </text:span><text:span text:style-name="T8">dos itens</text:span><text:span text:style-name="T3"> a correção d</text:span><text:span text:style-name="T10">as mesmas.</text:span><text:bookmark-end text:name="__RefHeading__496_147354200"/></text:p>
      <text:p text:style-name="P20"/>
      <text:h text:style-name="P44" text:outline-level="2"><text:bookmark-start text:name="__RefHeading__506_147354200"/><text:tab/>3.3 Criação dos itens<text:bookmark-end text:name="__RefHeading__506_147354200"/></text:h>
      <text:p text:style-name="P21"><text:soft-page-break/>Para cada item criado, é necessário comunicar ao Gerente de Configuração para que a lista de itens seja atualizada.</text:p>
      <text:p text:style-name="P21"/>
      <text:h text:style-name="P45" text:outline-level="2"><text:bookmark-start text:name="__RefHeading__544_147354200"/><text:tab/>3.4 Descontinuação dos itens<text:bookmark-end text:name="__RefHeading__544_147354200"/></text:h>
      <text:p text:style-name="P22"/>
      <text:p text:style-name="P22">Para os itens que entraram em desuso, deverá ser criada uma pasta <text:span text:style-name="T41">dentro de cada área chamada</text:span> <text:span text:style-name="T37">“Descontinuados”,</text:span><text:span text:style-name="T38"> </text:span><text:span text:style-name="T40">n</text:span><text:span text:style-name="T39">a qual</text:span><text:span text:style-name="T38"> serão alocados esses itens.</text:span></text:p>
      <text:p text:style-name="P26"/>
      <text:h text:style-name="P46" text:outline-level="2"><text:bookmark-start text:name="__RefHeading__594_330504315"/><text:tab/>3.5 Abreviaturas<text:bookmark-end text:name="__RefHeading__594_330504315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PLGC</text:p>
          </table:table-cell>
          <table:table-cell table:style-name="Tabela1.B1" office:value-type="string">
            <text:p text:style-name="P7">Plano de Gerência de Configuração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</table:table>
      <text:p text:style-name="P27">Tabela 1 – Abreviatu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82cm" fo:margin-left="-0.019cm" table:align="left"/>
    </style:style>
    <style:style style:name="Tabela2.A" style:family="table-column">
      <style:table-column-properties style:column-width="12.806cm"/>
    </style:style>
    <style:style style:name="Tabela2.B" style:family="table-column">
      <style:table-column-properties style:column-width="4.015cm"/>
    </style:style>
    <style:style style:name="Tabela2.1" style:family="table-row"/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weight="bold" officeooo:rsid="00077769" officeooo:paragraph-rsid="000777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weight="bold" officeooo:rsid="00086d9d" officeooo:paragraph-rsid="0029ed17" style:font-weight-asian="bold" style:font-weight-complex="bold"/>
    </style:style>
    <style:style style:name="MP3" style:family="paragraph" style:parent-style-name="Table_20_Contents">
      <style:text-properties style:font-name="Arial" fo:font-weight="bold" officeooo:rsid="000a6b21" officeooo:paragraph-rsid="004430a5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weight="bold" officeooo:rsid="0029ed17" officeooo:paragraph-rsid="0029f92a" style:font-weight-asian="bold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6c3a6f"/>
    </style:style>
    <style:style style:name="MT2" style:family="text">
      <style:text-properties officeooo:rsid="006d32a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401cm" fo:margin-right="1.7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SAD</text:p>
            </table:table-cell>
            <table:table-cell table:style-name="Tabela2.B1" office:value-type="string">
              <text:p text:style-name="MP2">Versão 1.0</text:p>
            </table:table-cell>
          </table:table-row>
          <table:table-row table:style-name="Tabela2.1">
            <table:table-cell table:style-name="Tabela2.A2" office:value-type="string">
              <text:p text:style-name="MP3"><text:span text:style-name="MT1">MANSAD_GCO</text:span>_PLGC_<text:span text:style-name="MT2">p</text:span>lano_de_<text:span text:style-name="MT2">g</text:span>erencia_de_<text:span text:style-name="MT2">c</text:span>onfigura<text:span text:style-name="MT2">cao_1.0</text:span>.odt</text:p>
            </table:table-cell>
            <table:table-cell table:style-name="Tabela2.B2" office:value-type="string">
              <text:p text:style-name="MP4">Data: 01/09/2013</text:p>
            </table:table-cell>
          </table:table-row>
        </table:table>
        <text:p text:style-name="Header"/>
      </style:header>
      <style:header-first style:display="false">
        <text:p text:style-name="Header"><draw:frame draw:style-name="Mfr1" draw:name="figuras1" text:anchor-type="paragraph" svg:x="0.051cm" svg:y="-0.397cm" svg:width="4.886cm" svg:height="1.718cm" draw:z-index="0"><draw:image xlink:href="Pictures/1000000000000B0C000003BF4656B38A.jpg" xlink:type="simple" xlink:show="embed" xlink:actuate="onLoad"/></draw:frame></text:p>
        <text:p text:style-name="Header"/>
      </style:header-first>
      <style:footer>
        <text:p text:style-name="MP5"><text:page-number text:select-page="current">5</text:page-number></text:p>
      </style:footer>
      <style:footer-first style:display="false"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6T09:05:00</meta:creation-date>
    <dc:date>2013-09-01T23:02:13.962000000</dc:date>
    <meta:editing-duration>PT2H14M11S</meta:editing-duration>
    <meta:editing-cycles>117</meta:editing-cycles>
    <meta:generator>LibreOffice/4.1.1.2$Windows_x86 LibreOffice_project/7e4286b58adc75a14f6d83f53a03b6c11fa2903</meta:generator>
    <dc:title>Plano de Desenvolvimento de Software (Projeto Pequeno)</dc:title>
    <meta:initial-creator>Porfírio</meta:initial-creator>
    <dc:subject>&lt;Nome do Projeto&gt;</dc:subject>
    <meta:document-statistic meta:table-count="3" meta:image-count="1" meta:object-count="0" meta:page-count="5" meta:paragraph-count="59" meta:word-count="457" meta:character-count="3035" meta:non-whitespace-character-count="2619"/>
  </office:meta>
</office:document-meta>
</file>